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09cm"/>
    </style:style>
    <style:style style:name="co2" style:family="table-column">
      <style:table-column-properties fo:break-before="auto" style:column-width="2.798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3.071cm"/>
    </style:style>
    <style:style style:name="co5" style:family="table-column">
      <style:table-column-properties fo:break-before="auto" style:column-width="2.753cm"/>
    </style:style>
    <style:style style:name="co6" style:family="table-column">
      <style:table-column-properties fo:break-before="auto" style:column-width="3.10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78cm"/>
    </style:style>
    <style:style style:name="co9" style:family="table-column">
      <style:table-column-properties fo:break-before="auto" style:column-width="4.734cm"/>
    </style:style>
    <style:style style:name="co10" style:family="table-column">
      <style:table-column-properties fo:break-before="auto" style:column-width="3.494cm"/>
    </style:style>
    <style:style style:name="co11" style:family="table-column">
      <style:table-column-properties fo:break-before="auto" style:column-width="3.54cm"/>
    </style:style>
    <style:style style:name="co12" style:family="table-column">
      <style:table-column-properties fo:break-before="auto" style:column-width="3.6cm"/>
    </style:style>
    <style:style style:name="co13" style:family="table-column">
      <style:table-column-properties fo:break-before="auto" style:column-width="3.858cm"/>
    </style:style>
    <style:style style:name="co14" style:family="table-column">
      <style:table-column-properties fo:break-before="auto" style:column-width="2.496cm"/>
    </style:style>
    <style:style style:name="co15" style:family="table-column">
      <style:table-column-properties fo:break-before="auto" style:column-width="2.45cm"/>
    </style:style>
    <style:style style:name="co16" style:family="table-column">
      <style:table-column-properties fo:break-before="auto" style:column-width="2.556cm"/>
    </style:style>
    <style:style style:name="co17" style:family="table-column">
      <style:table-column-properties fo:break-before="auto" style:column-width="2.648cm"/>
    </style:style>
    <style:style style:name="co18" style:family="table-column">
      <style:table-column-properties fo:break-before="auto" style:column-width="3.3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ffa6a6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d4ea6b"/>
    </style:style>
    <style:style style:name="ce4" style:family="table-cell" style:parent-style-name="Default">
      <style:table-cell-properties fo:background-color="#acb20c"/>
    </style:style>
    <style:style style:name="ce5" style:family="table-cell" style:parent-style-name="Default">
      <style:table-cell-properties fo:background-color="#b4c7dc"/>
    </style:style>
    <style:style style:name="ce6" style:family="table-cell" style:parent-style-name="Default">
      <style:table-cell-properties fo:background-color="#e16173"/>
    </style:style>
    <style:style style:name="ce7" style:family="table-cell" style:parent-style-name="Default" style:data-style-name="N4"/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127622"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a6099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a6099"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>
      <style:table-cell-properties fo:background-color="#2a6099"/>
      <style:text-properties fo:color="#ffffff"/>
    </style:style>
    <style:style style:name="ce20" style:family="table-cell" style:parent-style-name="Default">
      <style:table-cell-properties fo:background-color="#ff0000"/>
      <style:text-properties fo:color="#ffff00"/>
    </style:style>
    <style:style style:name="ce21" style:family="table-cell" style:parent-style-name="Default">
      <style:table-cell-properties fo:background-color="#cccccc"/>
    </style:style>
    <style:style style:name="ce22" style:family="table-cell" style:parent-style-name="Default">
      <style:table-cell-properties fo:background-color="#3465a4"/>
      <style:text-properties fo:color="#ffff00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Valor Veículo</text:p>
          </table:table-cell>
          <table:table-cell office:value-type="string" calcext:value-type="string">
            <text:p>Prestações 24</text:p>
          </table:table-cell>
          <table:table-cell office:value-type="string" calcext:value-type="string">
            <text:p>Prestações 36</text:p>
          </table:table-cell>
          <table:table-cell office:value-type="string" calcext:value-type="string">
            <text:p>Prestações 48</text:p>
          </table:table-cell>
          <table:table-cell office:value-type="string" calcext:value-type="string">
            <text:p>Prestações 60</text:p>
          </table:table-cell>
          <table:table-cell office:value-type="string" calcext:value-type="string">
            <text:p>Prestações 72</text:p>
          </table:table-cell>
        </table:table-row>
        <table:table-row table:style-name="ro1">
          <table:table-cell table:style-name="ce1" office:value-type="float" office:value="70000" calcext:value-type="float">
            <text:p>70000</text:p>
          </table:table-cell>
          <table:table-cell table:formula="of:=(1+2*[.$A$4]/100)*[.$A$2]" office:value-type="float" office:value="86800" calcext:value-type="float">
            <text:p>86800</text:p>
          </table:table-cell>
          <table:table-cell table:formula="of:=(1+3*[.$A$4]/100)*[.$A$2]" office:value-type="float" office:value="95200" calcext:value-type="float">
            <text:p>95200</text:p>
          </table:table-cell>
          <table:table-cell table:formula="of:=(1+4*[.$A$4]/100)*[.$A$2]" office:value-type="float" office:value="103600" calcext:value-type="float">
            <text:p>103600</text:p>
          </table:table-cell>
          <table:table-cell table:formula="of:=(1+5*[.$A$4]/100)*[.$A$2]" office:value-type="float" office:value="112000" calcext:value-type="float">
            <text:p>112000</text:p>
          </table:table-cell>
          <table:table-cell table:formula="of:=(1+6*[.$A$4]/100)*[.$A$2]" office:value-type="float" office:value="120400" calcext:value-type="float">
            <text:p>120400</text:p>
          </table:table-cell>
        </table:table-row>
        <table:table-row table:style-name="ro1">
          <table:table-cell table:style-name="ce2" office:value-type="string" calcext:value-type="string">
            <text:p>Taxa anual (%)</text:p>
          </table:table-cell>
          <table:table-cell table:number-columns-repeated="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or Parcela</text:p>
          </table:table-cell>
          <table:table-cell table:style-name="ce7" table:formula="of:=[.B2]/24" office:value-type="float" office:value="3616.66666666667" calcext:value-type="float">
            <text:p>3.616,67</text:p>
          </table:table-cell>
          <table:table-cell table:style-name="ce7" table:formula="of:=[.C2]/36" office:value-type="float" office:value="2644.44444444444" calcext:value-type="float">
            <text:p>2.644,44</text:p>
          </table:table-cell>
          <table:table-cell table:style-name="ce7" table:formula="of:=[.D2]/48" office:value-type="float" office:value="2158.33333333333" calcext:value-type="float">
            <text:p>2.158,33</text:p>
          </table:table-cell>
          <table:table-cell table:style-name="ce7" table:formula="of:=[.E2]/60" office:value-type="float" office:value="1866.66666666667" calcext:value-type="float">
            <text:p>1.866,67</text:p>
          </table:table-cell>
          <table:table-cell table:style-name="ce7" table:formula="of:=[.F2]/72" office:value-type="float" office:value="1672.22222222222" calcext:value-type="float">
            <text:p>1.672,22</text:p>
          </table:table-cell>
        </table:table-row>
        <table:table-row table:style-name="ro1">
          <table:table-cell table:style-name="ce3" office:value-type="string" calcext:value-type="string">
            <text:p>Gasolina Mensal</text:p>
          </table:table-cell>
          <table:table-cell table:number-columns-repeated="5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solina Total</text:p>
          </table:table-cell>
          <table:table-cell table:formula="of:=24*[.$A$7]" office:value-type="float" office:value="7200" calcext:value-type="float">
            <text:p>7200</text:p>
          </table:table-cell>
          <table:table-cell table:formula="of:=36*[.$A$7]" office:value-type="float" office:value="10800" calcext:value-type="float">
            <text:p>10800</text:p>
          </table:table-cell>
          <table:table-cell table:formula="of:=48*[.$A$7]" office:value-type="float" office:value="14400" calcext:value-type="float">
            <text:p>14400</text:p>
          </table:table-cell>
          <table:table-cell table:formula="of:=60*[.$A$7]" office:value-type="float" office:value="18000" calcext:value-type="float">
            <text:p>18000</text:p>
          </table:table-cell>
          <table:table-cell table:formula="of:=72*[.$A$7]" office:value-type="float" office:value="21600" calcext:value-type="float">
            <text:p>21600</text:p>
          </table:table-cell>
        </table:table-row>
        <table:table-row table:style-name="ro1">
          <table:table-cell table:style-name="ce4" office:value-type="string" calcext:value-type="string">
            <text:p>IPVA anual</text:p>
          </table:table-cell>
          <table:table-cell table:number-columns-repeated="5"/>
        </table:table-row>
        <table:table-row table:style-name="ro1">
          <table:table-cell table:style-name="ce4" office:value-type="float" office:value="1209.2" calcext:value-type="float">
            <text:p>1209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VA Total</text:p>
          </table:table-cell>
          <table:table-cell table:style-name="ce7" table:formula="of:=2*[.$A$10]" office:value-type="float" office:value="2418.4" calcext:value-type="float">
            <text:p>2.418,40</text:p>
          </table:table-cell>
          <table:table-cell table:style-name="ce7" table:formula="of:=3*[.$A$10]" office:value-type="float" office:value="3627.6" calcext:value-type="float">
            <text:p>3.627,60</text:p>
          </table:table-cell>
          <table:table-cell table:style-name="ce7" table:formula="of:=4*[.$A$10]" office:value-type="float" office:value="4836.8" calcext:value-type="float">
            <text:p>4.836,80</text:p>
          </table:table-cell>
          <table:table-cell table:style-name="ce7" table:formula="of:=5*[.$A$10]" office:value-type="float" office:value="6046" calcext:value-type="float">
            <text:p>6.046,00</text:p>
          </table:table-cell>
          <table:table-cell table:style-name="ce7" table:formula="of:=6*[.$A$10]" office:value-type="float" office:value="7255.2" calcext:value-type="float">
            <text:p>7.255,20</text:p>
          </table:table-cell>
        </table:table-row>
        <table:table-row table:style-name="ro1">
          <table:table-cell table:style-name="ce5" office:value-type="string" calcext:value-type="string">
            <text:p>Revisão Anual</text:p>
          </table:table-cell>
          <table:table-cell table:number-columns-repeated="5"/>
        </table:table-row>
        <table:table-row table:style-name="ro1">
          <table:table-cell table:style-name="ce5"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visão Total</text:p>
          </table:table-cell>
          <table:table-cell table:formula="of:=2*[.$A$13]" office:value-type="float" office:value="1800" calcext:value-type="float">
            <text:p>1800</text:p>
          </table:table-cell>
          <table:table-cell table:formula="of:=3*[.$A$13]" office:value-type="float" office:value="2700" calcext:value-type="float">
            <text:p>2700</text:p>
          </table:table-cell>
          <table:table-cell table:formula="of:=4*[.$A$13]" office:value-type="float" office:value="3600" calcext:value-type="float">
            <text:p>3600</text:p>
          </table:table-cell>
          <table:table-cell table:formula="of:=5*[.$A$13]" office:value-type="float" office:value="4500" calcext:value-type="float">
            <text:p>4500</text:p>
          </table:table-cell>
          <table:table-cell table:formula="of:=6*[.$A$13]" office:value-type="float" office:value="5400" calcext:value-type="float">
            <text:p>5400</text:p>
          </table:table-cell>
        </table:table-row>
        <table:table-row table:style-name="ro1">
          <table:table-cell table:style-name="ce6" office:value-type="string" calcext:value-type="string">
            <text:p>Seguro Anual</text:p>
          </table:table-cell>
          <table:table-cell table:number-columns-repeated="5"/>
        </table:table-row>
        <table:table-row table:style-name="ro1">
          <table:table-cell table:style-name="ce6" office:value-type="float" office:value="2250" calcext:value-type="float">
            <text:p>2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guro Total</text:p>
          </table:table-cell>
          <table:table-cell table:formula="of:=2*[.$A$16]" office:value-type="float" office:value="4500" calcext:value-type="float">
            <text:p>4500</text:p>
          </table:table-cell>
          <table:table-cell table:formula="of:=3*[.$A$16]" office:value-type="float" office:value="6750" calcext:value-type="float">
            <text:p>6750</text:p>
          </table:table-cell>
          <table:table-cell table:formula="of:=4*[.$A$16]" office:value-type="float" office:value="9000" calcext:value-type="float">
            <text:p>9000</text:p>
          </table:table-cell>
          <table:table-cell table:formula="of:=5*[.$A$16]" office:value-type="float" office:value="11250" calcext:value-type="float">
            <text:p>11250</text:p>
          </table:table-cell>
          <table:table-cell table:formula="of:=6*[.$A$16]"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GASTO TOTAL</text:p>
          </table:table-cell>
          <table:table-cell table:style-name="ce7" table:formula="of:=[.B2]+[.B8]+[.B11]+[.B14]+[.B17]" office:value-type="float" office:value="102718.4" calcext:value-type="float">
            <text:p>102.718,40</text:p>
          </table:table-cell>
          <table:table-cell table:style-name="ce7" table:formula="of:=[.C2]+[.C8]+[.C11]+[.C14]+[.C17]" office:value-type="float" office:value="119077.6" calcext:value-type="float">
            <text:p>119.077,60</text:p>
          </table:table-cell>
          <table:table-cell table:style-name="ce7" table:formula="of:=[.D2]+[.D8]+[.D11]+[.D14]+[.D17]" office:value-type="float" office:value="135436.8" calcext:value-type="float">
            <text:p>135.436,80</text:p>
          </table:table-cell>
          <table:table-cell table:style-name="ce7" table:formula="of:=[.E2]+[.E8]+[.E11]+[.E14]+[.E17]" office:value-type="float" office:value="151796" calcext:value-type="float">
            <text:p>151.796,00</text:p>
          </table:table-cell>
          <table:table-cell table:style-name="ce7" table:formula="of:=[.F2]+[.F8]+[.F11]+[.F14]+[.F17]" office:value-type="float" office:value="168155.2" calcext:value-type="float">
            <text:p>168.155,20</text:p>
          </table:table-cell>
        </table:table-row>
        <table:table-row table:style-name="ro1">
          <table:table-cell office:value-type="string" calcext:value-type="string">
            <text:p>Gasto Mensal</text:p>
          </table:table-cell>
          <table:table-cell table:style-name="ce7" table:formula="of:=[.B18]/24" office:value-type="float" office:value="4279.93333333333" calcext:value-type="float">
            <text:p>4.279,93</text:p>
          </table:table-cell>
          <table:table-cell table:style-name="ce7" table:formula="of:=[.C18]/36" office:value-type="float" office:value="3307.71111111111" calcext:value-type="float">
            <text:p>3.307,71</text:p>
          </table:table-cell>
          <table:table-cell table:style-name="ce7" table:formula="of:=[.D18]/48" office:value-type="float" office:value="2821.6" calcext:value-type="float">
            <text:p>2.821,60</text:p>
          </table:table-cell>
          <table:table-cell table:style-name="ce7" table:formula="of:=[.E18]/60" office:value-type="float" office:value="2529.93333333333" calcext:value-type="float">
            <text:p>2.529,93</text:p>
          </table:table-cell>
          <table:table-cell table:style-name="ce7" table:formula="of:=[.F18]/72" office:value-type="float" office:value="2335.48888888889" calcext:value-type="float">
            <text:p>2.335,49</text:p>
          </table:table-cell>
        </table:table-row>
      </table:table>
      <table:table table:name="Parametros" table:style-name="ta1">
        <table:table-column table:style-name="co8" table:default-cell-style-name="ce15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office:value-type="string" calcext:value-type="string" table:number-columns-spanned="6" table:number-rows-spanned="1">
            <text:p>PARÂMETROS DO FINANCIAMENTO – CONTEXTO ECONÔMICO</text:p>
          </table:table-cell>
          <table:covered-table-cell table:number-columns-repeated="5"/>
        </table:table-row>
        <table:table-row table:style-name="ro1">
          <table:table-cell table:style-name="ce16" table:number-columns-spanned="6" table:number-rows-spanned="1"/>
          <table:covered-table-cell table:number-columns-repeated="5"/>
        </table:table-row>
        <table:table-row table:style-name="ro1">
          <table:table-cell table:style-name="ce17" office:value-type="string" calcext:value-type="string">
            <text:p>VALOR TOTAL VEÍCULO</text:p>
          </table:table-cell>
          <table:table-cell table:style-name="ce17" office:value-type="string" calcext:value-type="string">
            <text:p>TAXA ANUAL DE JUROS</text:p>
          </table:table-cell>
          <table:table-cell table:style-name="ce17" office:value-type="string" calcext:value-type="string">
            <text:p>IPVA ANUAL</text:p>
          </table:table-cell>
          <table:table-cell table:style-name="ce17" office:value-type="string" calcext:value-type="string">
            <text:p>REVISÃO ANUAL</text:p>
          </table:table-cell>
          <table:table-cell table:style-name="ce17" office:value-type="string" calcext:value-type="string">
            <text:p>SEGURO ANUAL</text:p>
          </table:table-cell>
          <table:table-cell table:style-name="ce17" office:value-type="string" calcext:value-type="string">
            <text:p>GASOLINA MENSAL</text:p>
          </table:table-cell>
        </table:table-row>
        <table:table-row table:style-name="ro1">
          <table:table-cell table:style-name="ce7" office:value-type="float" office:value="70000" calcext:value-type="float">
            <text:p>70.000,00</text:p>
          </table:table-cell>
          <table:table-cell table:style-name="ce7" office:value-type="float" office:value="12" calcext:value-type="float">
            <text:p>12,00</text:p>
          </table:table-cell>
          <table:table-cell table:style-name="ce7" office:value-type="float" office:value="1210" calcext:value-type="float">
            <text:p>1.210,00</text:p>
          </table:table-cell>
          <table:table-cell table:style-name="ce7" office:value-type="float" office:value="900" calcext:value-type="float">
            <text:p>900,00</text:p>
          </table:table-cell>
          <table:table-cell table:style-name="ce7" office:value-type="float" office:value="2250" calcext:value-type="float">
            <text:p>2.250,00</text:p>
          </table:table-cell>
          <table:table-cell table:style-name="ce7" office:value-type="float" office:value="300" calcext:value-type="float">
            <text:p>300,00</text:p>
          </table:table-cell>
        </table:table-row>
      </table:table>
      <table:table table:name="Planos" table:style-name="ta1">
        <table:table-column table:style-name="co14" table:default-cell-style-name="Default"/>
        <table:table-column table:style-name="co15" table:default-cell-style-name="ce7"/>
        <table:table-column table:style-name="co7" table:default-cell-style-name="ce7"/>
        <table:table-column table:style-name="co15" table:default-cell-style-name="ce7"/>
        <table:table-column table:style-name="co7" table:number-columns-repeated="2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row table:style-name="ro3">
          <table:table-cell table:style-name="ce18" office:value-type="string" calcext:value-type="string" table:number-columns-spanned="6" table:number-rows-spanned="1">
            <text:p>PLANOS DE FINANCIAMENTO</text:p>
          </table:table-cell>
          <table:covered-table-cell table:number-columns-repeated="5" table:style-name="Default"/>
          <table:table-cell table:style-name="ce18" office:value-type="string" calcext:value-type="string" table:number-columns-spanned="3" table:number-rows-spanned="1">
            <text:p>TOTAIS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 table:style-name="ce19" office:value-type="string" calcext:value-type="string">
            <text:p>No de Meses</text:p>
          </table:table-cell>
          <table:table-cell table:style-name="ce19" office:value-type="string" calcext:value-type="string">
            <text:p>Valor+Juros</text:p>
          </table:table-cell>
          <table:table-cell table:style-name="ce19" office:value-type="string" calcext:value-type="string">
            <text:p>IPVA Total</text:p>
          </table:table-cell>
          <table:table-cell table:style-name="ce19" office:value-type="string" calcext:value-type="string">
            <text:p>Revisão Total</text:p>
          </table:table-cell>
          <table:table-cell table:style-name="ce19" office:value-type="string" calcext:value-type="string">
            <text:p>Seguro Total</text:p>
          </table:table-cell>
          <table:table-cell table:style-name="ce19" office:value-type="string" calcext:value-type="string">
            <text:p>Gasolina</text:p>
          </table:table-cell>
          <table:table-cell table:style-name="ce20" office:value-type="string" calcext:value-type="string">
            <text:p>TOTAL</text:p>
          </table:table-cell>
          <table:table-cell table:style-name="ce21" office:value-type="string" calcext:value-type="string">
            <text:p>TOTAL mensal</text:p>
          </table:table-cell>
          <table:table-cell table:style-name="ce22" office:value-type="string" calcext:value-type="string">
            <text:p>TOTAL mensal (96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1+[.A4]/12*JuroAnual/100)*VrVeiculo" office:value-type="float" office:value="86800" calcext:value-type="float">
            <text:p>86.800,00</text:p>
          </table:table-cell>
          <table:table-cell table:formula="of:=[.A4]/12*VrIpva" office:value-type="float" office:value="2420" calcext:value-type="float">
            <text:p>2.420,00</text:p>
          </table:table-cell>
          <table:table-cell table:formula="of:=[.A4]/12*VrRevisaop" office:value-type="float" office:value="1800" calcext:value-type="float">
            <text:p>1.800,00</text:p>
          </table:table-cell>
          <table:table-cell table:formula="of:=[.A4]/12*VrSeguro" office:value-type="float" office:value="4500" calcext:value-type="float">
            <text:p>4.500,00</text:p>
          </table:table-cell>
          <table:table-cell table:formula="of:=[.A4]*VrGasolina" office:value-type="float" office:value="7200" calcext:value-type="float">
            <text:p>7.200,00</text:p>
          </table:table-cell>
          <table:table-cell table:formula="of:=SUM([.B4:.F4])" office:value-type="float" office:value="102720" calcext:value-type="float">
            <text:p>102.720,00</text:p>
          </table:table-cell>
          <table:table-cell table:formula="of:=[.G4]/[.A4]" office:value-type="float" office:value="4280" calcext:value-type="float">
            <text:p>4.280,00</text:p>
          </table:table-cell>
          <table:table-cell table:formula="of:=[.G4]/[.$A$10]" office:value-type="float" office:value="1070" calcext:value-type="float">
            <text:p>1.070,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1+[.A5]/12*JuroAnual/100)*VrVeiculo" office:value-type="float" office:value="95200" calcext:value-type="float">
            <text:p>95.200,00</text:p>
          </table:table-cell>
          <table:table-cell table:formula="of:=[.A5]/12*VrIpva" office:value-type="float" office:value="3630" calcext:value-type="float">
            <text:p>3.630,00</text:p>
          </table:table-cell>
          <table:table-cell table:formula="of:=[.A5]/12*VrRevisaop" office:value-type="float" office:value="2700" calcext:value-type="float">
            <text:p>2.700,00</text:p>
          </table:table-cell>
          <table:table-cell table:formula="of:=[.A5]/12*VrSeguro" office:value-type="float" office:value="6750" calcext:value-type="float">
            <text:p>6.750,00</text:p>
          </table:table-cell>
          <table:table-cell table:formula="of:=[.A5]*VrGasolina" office:value-type="float" office:value="10800" calcext:value-type="float">
            <text:p>10.800,00</text:p>
          </table:table-cell>
          <table:table-cell table:formula="of:=SUM([.B5:.F5])" office:value-type="float" office:value="119080" calcext:value-type="float">
            <text:p>119.080,00</text:p>
          </table:table-cell>
          <table:table-cell table:formula="of:=[.G5]/[.A5]" office:value-type="float" office:value="3307.77777777778" calcext:value-type="float">
            <text:p>3.307,78</text:p>
          </table:table-cell>
          <table:table-cell table:formula="of:=[.G5]/[.$A$10]" office:value-type="float" office:value="1240.41666666667" calcext:value-type="float">
            <text:p>1.240,4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1+[.A6]/12*JuroAnual/100)*VrVeiculo" office:value-type="float" office:value="103600" calcext:value-type="float">
            <text:p>103.600,00</text:p>
          </table:table-cell>
          <table:table-cell table:formula="of:=[.A6]/12*VrIpva" office:value-type="float" office:value="4840" calcext:value-type="float">
            <text:p>4.840,00</text:p>
          </table:table-cell>
          <table:table-cell table:formula="of:=[.A6]/12*VrRevisaop" office:value-type="float" office:value="3600" calcext:value-type="float">
            <text:p>3.600,00</text:p>
          </table:table-cell>
          <table:table-cell table:formula="of:=[.A6]/12*VrSeguro" office:value-type="float" office:value="9000" calcext:value-type="float">
            <text:p>9.000,00</text:p>
          </table:table-cell>
          <table:table-cell table:formula="of:=[.A6]*VrGasolina" office:value-type="float" office:value="14400" calcext:value-type="float">
            <text:p>14.400,00</text:p>
          </table:table-cell>
          <table:table-cell table:formula="of:=SUM([.B6:.F6])" office:value-type="float" office:value="135440" calcext:value-type="float">
            <text:p>135.440,00</text:p>
          </table:table-cell>
          <table:table-cell table:formula="of:=[.G6]/[.A6]" office:value-type="float" office:value="2821.66666666667" calcext:value-type="float">
            <text:p>2.821,67</text:p>
          </table:table-cell>
          <table:table-cell table:formula="of:=[.G6]/[.$A$10]" office:value-type="float" office:value="1410.83333333333" calcext:value-type="float">
            <text:p>1.410,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1+[.A7]/12*JuroAnual/100)*VrVeiculo" office:value-type="float" office:value="112000" calcext:value-type="float">
            <text:p>112.000,00</text:p>
          </table:table-cell>
          <table:table-cell table:formula="of:=[.A7]/12*VrIpva" office:value-type="float" office:value="6050" calcext:value-type="float">
            <text:p>6.050,00</text:p>
          </table:table-cell>
          <table:table-cell table:formula="of:=[.A7]/12*VrRevisaop" office:value-type="float" office:value="4500" calcext:value-type="float">
            <text:p>4.500,00</text:p>
          </table:table-cell>
          <table:table-cell table:formula="of:=[.A7]/12*VrSeguro" office:value-type="float" office:value="11250" calcext:value-type="float">
            <text:p>11.250,00</text:p>
          </table:table-cell>
          <table:table-cell table:formula="of:=[.A7]*VrGasolina" office:value-type="float" office:value="18000" calcext:value-type="float">
            <text:p>18.000,00</text:p>
          </table:table-cell>
          <table:table-cell table:formula="of:=SUM([.B7:.F7])" office:value-type="float" office:value="151800" calcext:value-type="float">
            <text:p>151.800,00</text:p>
          </table:table-cell>
          <table:table-cell table:formula="of:=[.G7]/[.A7]" office:value-type="float" office:value="2530" calcext:value-type="float">
            <text:p>2.530,00</text:p>
          </table:table-cell>
          <table:table-cell table:formula="of:=[.G7]/[.$A$10]" office:value-type="float" office:value="1581.25" calcext:value-type="float">
            <text:p>1.581,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1+[.A8]/12*JuroAnual/100)*VrVeiculo" office:value-type="float" office:value="120400" calcext:value-type="float">
            <text:p>120.400,00</text:p>
          </table:table-cell>
          <table:table-cell table:formula="of:=[.A8]/12*VrIpva" office:value-type="float" office:value="7260" calcext:value-type="float">
            <text:p>7.260,00</text:p>
          </table:table-cell>
          <table:table-cell table:formula="of:=[.A8]/12*VrRevisaop" office:value-type="float" office:value="5400" calcext:value-type="float">
            <text:p>5.400,00</text:p>
          </table:table-cell>
          <table:table-cell table:formula="of:=[.A8]/12*VrSeguro" office:value-type="float" office:value="13500" calcext:value-type="float">
            <text:p>13.500,00</text:p>
          </table:table-cell>
          <table:table-cell table:formula="of:=[.A8]*VrGasolina" office:value-type="float" office:value="21600" calcext:value-type="float">
            <text:p>21.600,00</text:p>
          </table:table-cell>
          <table:table-cell table:formula="of:=SUM([.B8:.F8])" office:value-type="float" office:value="168160" calcext:value-type="float">
            <text:p>168.160,00</text:p>
          </table:table-cell>
          <table:table-cell table:formula="of:=[.G8]/[.A8]" office:value-type="float" office:value="2335.55555555556" calcext:value-type="float">
            <text:p>2.335,56</text:p>
          </table:table-cell>
          <table:table-cell table:formula="of:=[.G8]/[.$A$10]" office:value-type="float" office:value="1751.66666666667" calcext:value-type="float">
            <text:p>1.751,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1+[.A9]/12*JuroAnual/100)*VrVeiculo" office:value-type="float" office:value="128800" calcext:value-type="float">
            <text:p>128.800,00</text:p>
          </table:table-cell>
          <table:table-cell table:formula="of:=[.A9]/12*VrIpva" office:value-type="float" office:value="8470" calcext:value-type="float">
            <text:p>8.470,00</text:p>
          </table:table-cell>
          <table:table-cell table:formula="of:=[.A9]/12*VrRevisaop" office:value-type="float" office:value="6300" calcext:value-type="float">
            <text:p>6.300,00</text:p>
          </table:table-cell>
          <table:table-cell table:formula="of:=[.A9]/12*VrSeguro" office:value-type="float" office:value="15750" calcext:value-type="float">
            <text:p>15.750,00</text:p>
          </table:table-cell>
          <table:table-cell table:formula="of:=[.A9]*VrGasolina" office:value-type="float" office:value="25200" calcext:value-type="float">
            <text:p>25.200,00</text:p>
          </table:table-cell>
          <table:table-cell table:formula="of:=SUM([.B9:.F9])" office:value-type="float" office:value="184520" calcext:value-type="float">
            <text:p>184.520,00</text:p>
          </table:table-cell>
          <table:table-cell table:formula="of:=[.G9]/[.A9]" office:value-type="float" office:value="2196.66666666667" calcext:value-type="float">
            <text:p>2.196,67</text:p>
          </table:table-cell>
          <table:table-cell table:formula="of:=[.G9]/[.$A$10]" office:value-type="float" office:value="1922.08333333333" calcext:value-type="float">
            <text:p>1.922,0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(1+[.A10]/12*JuroAnual/100)*VrVeiculo" office:value-type="float" office:value="137200" calcext:value-type="float">
            <text:p>137.200,00</text:p>
          </table:table-cell>
          <table:table-cell table:formula="of:=[.A10]/12*VrIpva" office:value-type="float" office:value="9680" calcext:value-type="float">
            <text:p>9.680,00</text:p>
          </table:table-cell>
          <table:table-cell table:formula="of:=[.A10]/12*VrRevisaop" office:value-type="float" office:value="7200" calcext:value-type="float">
            <text:p>7.200,00</text:p>
          </table:table-cell>
          <table:table-cell table:formula="of:=[.A10]/12*VrSeguro" office:value-type="float" office:value="18000" calcext:value-type="float">
            <text:p>18.000,00</text:p>
          </table:table-cell>
          <table:table-cell table:formula="of:=[.A10]*VrGasolina" office:value-type="float" office:value="28800" calcext:value-type="float">
            <text:p>28.800,00</text:p>
          </table:table-cell>
          <table:table-cell table:formula="of:=SUM([.B10:.F10])" office:value-type="float" office:value="200880" calcext:value-type="float">
            <text:p>200.880,00</text:p>
          </table:table-cell>
          <table:table-cell table:formula="of:=[.G10]/[.A10]" office:value-type="float" office:value="2092.5" calcext:value-type="float">
            <text:p>2.092,50</text:p>
          </table:table-cell>
          <table:table-cell table:formula="of:=[.G10]/[.$A$10]" office:value-type="float" office:value="2092.5" calcext:value-type="float">
            <text:p>2.092,50</text:p>
          </table:table-cell>
        </table:table-row>
      </table:table>
      <table:named-expressions>
        <table:named-range table:name="JuroAnual" table:base-cell-address="$Parametros.$B$4" table:cell-range-address="$Parametros.$B$4"/>
        <table:named-range table:name="VrGasolina" table:base-cell-address="$Parametros.$F$4" table:cell-range-address="$Parametros.$F$4"/>
        <table:named-range table:name="VrIpva" table:base-cell-address="$Parametros.$C$4" table:cell-range-address="$Parametros.$C$4"/>
        <table:named-range table:name="VrRevisaop" table:base-cell-address="$Parametros.$D$4" table:cell-range-address="$Parametros.$D$4"/>
        <table:named-range table:name="VrSeguro" table:base-cell-address="$Parametros.$E$4" table:cell-range-address="$Parametros.$E$4"/>
        <table:named-range table:name="VrVeiculo" table:base-cell-address="$Parametros.$A$4" table:cell-range-address="$Parametros.$A$4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1">00/00/0000</text:date>, <text:time style:data-style-name="N2" text:time-value="12:58:48.41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0T20:20:44.045000000</meta:creation-date>
    <dc:date>2023-11-11T14:37:00.692000000</dc:date>
    <meta:editing-duration>PT7H35M43S</meta:editing-duration>
    <meta:editing-cycles>13</meta:editing-cycles>
    <meta:generator>LibreOffice/7.3.2.2$Windows_X86_64 LibreOffice_project/49f2b1bff42cfccbd8f788c8dc32c1c309559be0</meta:generator>
    <meta:document-statistic meta:table-count="3" meta:cell-count="151" meta:object-count="0"/>
  </office:meta>
</office:document-meta>
</file>